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89.3pt" svg:height="789.36pt" svg:x="38.92pt" svg:y="126.31pt">
            <loext:p draw:notify-on-update-of-ranges="Sheet1.A1:Sheet1.A7 Sheet1.B1:Sheet1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2200" calcext:value-type="float">
            <text:p>2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9:33:26.500002450</meta:creation-date>
    <dc:date>2018-10-21T00:30:21.998403460</dc:date>
    <meta:editing-duration>PT4M16S</meta:editing-duration>
    <meta:editing-cycles>1</meta:editing-cycles>
    <meta:document-statistic meta:table-count="1" meta:cell-count="1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01" chart:max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7" loext:regression-extrapolate-backward="-7" loext:regression-force-intercept="true" loext:regression-intercept-value="0.5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318cm" svg:height="27.848cm" xlink:href=".." xlink:type="simple" chart:class="chart:scatter" chart:style-name="ch1">
        <chart:legend chart:legend-position="end" svg:x="20.222cm" svg:y="13.376cm" style:legend-expansion="high" chart:style-name="ch2"/>
        <chart:plot-area chart:style-name="ch3" table:cell-range-address="Sheet1.A1:Sheet1.B7" svg:x="0.486cm" svg:y="0.556cm" svg:width="19.25cm" svg:height="26.736cm">
          <chartooo:coordinate-region svg:x="1.663cm" svg:y="0.755cm" svg:width="18.073cm" svg:height="25.89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B1:Sheet1.B7" chart:class="chart:scatter">
            <chart:domain table:cell-range-address="Sheet1.A1:Sheet1.A7"/>
            <chart:regression-curve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7</svg:desc>
                </draw:g>
              </table:table-cell>
              <table:table-cell office:value-type="float" office:value="4">
                <text:p>4</text:p>
                <draw:g>
                  <svg:desc>Sheet1.B1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">
                <text:p>0.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">
                <text:p>0.00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">
                <text:p>0.001</text:p>
              </table:table-cell>
              <table:table-cell office:value-type="float" office:value="2200">
                <text:p>2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